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2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officeooo:paragraph-rsid="0003a085"/>
    </style:style>
    <style:style style:name="P3" style:family="paragraph" style:parent-style-name="Preformatted_20_Text">
      <style:paragraph-properties fo:margin-top="0cm" fo:margin-bottom="0.499cm" style:contextual-spacing="false" fo:orphans="2" fo:widows="2"/>
      <style:text-properties fo:font-variant="normal" fo:text-transform="none" fo:color="#000000" fo:letter-spacing="normal"/>
    </style:style>
    <style:style style:name="P4" style:family="paragraph" style:parent-style-name="Preformatted_20_Text">
      <style:paragraph-properties fo:margin-top="0cm" fo:margin-bottom="0.499cm" style:contextual-spacing="false" fo:orphans="2" fo:widows="2"/>
      <style:text-properties fo:font-variant="normal" fo:text-transform="none" fo:color="#000000" fo:letter-spacing="normal" officeooo:rsid="0003a085" officeooo:paragraph-rsid="0003a085"/>
    </style:style>
    <style:style style:name="T1" style:family="text">
      <style:text-properties fo:font-style="normal" fo:font-weight="normal"/>
    </style:style>
    <style:style style:name="T2" style:family="text">
      <style:text-properties officeooo:rsid="0003a0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Os arquivos de instâncias estão no formato como segue:</text:span></text:p>
      <text:p text:style-name="P2"/>
      <text:p text:style-name="P2"><text:s/><text:span text:style-name="T1">number of agents (m), number of jobs (n)</text:span></text:p>
      <text:p text:style-name="P1"><text:s/><text:span text:style-name="T1">for each agent i (i=1,...,m) in turn:</text:span></text:p>
      <text:p text:style-name="P1"><text:s text:c="5"/><text:span text:style-name="T1">cost of allocating job j to agent i (j=1,...,n)</text:span></text:p>
      <text:p text:style-name="P1"><text:s/><text:span text:style-name="T1">for each agent i (i=1,...,m) in turn:</text:span></text:p>
      <text:p text:style-name="P1"><text:s text:c="5"/><text:span text:style-name="T1">resource consumed in allocating job j to agent i (j=1,...,n)</text:span></text:p>
      <text:p text:style-name="P3"><text:s/><text:span text:style-name="T1">resource capacity of agent i (i=1,...,m)</text:span></text:p>
      <text:p text:style-name="P3"><text:span text:style-name="T1"/></text:p>
      <text:p text:style-name="P4"><text:span text:style-name="T1">Mais informações em: http://people.brunel.ac.uk/~mastjjb/jeb/orlib/gapinfo.html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5T20:17:05.744397748</meta:creation-date>
    <dc:date>2018-04-25T20:21:02.840836454</dc:date>
    <meta:editing-duration>P0D</meta:editing-duration>
    <meta:editing-cycles>2</meta:editing-cycles>
    <meta:generator>LibreOffice/4.2.6.3$Linux_X86_64 LibreOffice_project/420m0$Build-3</meta:generator>
    <meta:document-statistic meta:table-count="0" meta:image-count="0" meta:object-count="0" meta:page-count="1" meta:paragraph-count="8" meta:word-count="60" meta:character-count="408" meta:non-whitespace-character-count="342"/>
  </office:meta>
</office:document-meta>
</file>